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T1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NERAL INFORMATION</text:p>
      <text:p text:style-name="Standard"/>
      <text:p text:style-name="P1"><text:s text:c="2"/>Due date: <text:s text:c="8"/>before midnight on the night of Tuesday, June 18</text:p>
      <text:p text:style-name="P1"><text:s text:c="2"/>Grading standard: no credit for total lack of correctness</text:p>
      <text:p text:style-name="P1"><text:s text:c="20"/>up to 100% off if unable to clean compile,</text:p>
      <text:p text:style-name="P1"><text:s text:c="22"/>depending on the severity of errors/warnings</text:p>
      <text:p text:style-name="P1"><text:s text:c="20"/>up to 50% off for each logic error, depending</text:p>
      <text:p text:style-name="P1"><text:s text:c="22"/>on the severity</text:p>
      <text:p text:style-name="P1"><text:s text:c="20"/>up to 20% if the output is not formatted for</text:p>
      <text:p text:style-name="P1"><text:s text:c="22"/>ease of grading</text:p>
      <text:p text:style-name="P1"><text:s text:c="2"/>Late penalty: <text:s text:c="4"/>20% off per day late, up to three days</text:p>
      <text:p text:style-name="P1"><text:s text:c="2"/>Submission: <text:s text:c="6"/>turn in using handin.cs.clemson.edu</text:p>
      <text:p text:style-name="P1"><text:s text:c="20"/>do not submit a compressed source file</text:p>
      <text:p text:style-name="P1"><text:s text:c="20"/>resubmission most likely will not be allowed</text:p>
      <text:p text:style-name="P1"><text:s text:c="22"/>if you submit a corrupted file</text:p>
      <text:p text:style-name="P1"><text:s text:c="2"/>Tools needed: <text:s text:c="4"/>gcc</text:p>
      <text:p text:style-name="P1"><text:s text:c="2"/>Concepts needed: <text:s/>virtual memory, address translation, demand</text:p>
      <text:p text:style-name="P1"><text:s text:c="22"/>paging, TLB, replacement policies</text:p>
      <text:p text:style-name="P1"/>
      <text:p text:style-name="P1"><text:s text:c="2"/>This is to be an individual programming assignment.</text:p>
      <text:p text:style-name="Standard"/>
      <text:p text:style-name="Standard"/>
      <text:p text:style-name="Standard">GENERAL DESCRIPTION</text:p>
      <text:p text:style-name="Standard"/>
      <text:p text:style-name="Standard">Your assignment is to write and test a program to simulate a paged</text:p>
      <text:p text:style-name="Standard">virtual memory system. Your program will read virtual addresses and</text:p>
      <text:p text:style-name="Standard">maintain counts of memory accesses, TLB misses, and page faults.</text:p>
      <text:p text:style-name="Standard"/>
      <text:p text:style-name="Standard">The simulated system uses 24-bit virtual addresses, 16-bit physical</text:p>
      <text:p text:style-name="Standard">addresses, and 8-bit page offsets. Thus, a virtual address is</text:p>
      <text:p text:style-name="Standard">composed of a 16-bit virtual page number (VPN) in the high bits and</text:p>
      <text:p text:style-name="Standard">an 8-bit page offset in the low bits. A physical address is composed</text:p>
      <text:p text:style-name="Standard">of an 8-bit page frame number (PFN) in the high bits and an 8-bit</text:p>
      <text:p text:style-name="Standard">page offset in the low bits.</text:p>
      <text:p text:style-name="Standard"/>
      <text:p text:style-name="Standard">The simulated system also contains a single-level TLB that provides</text:p>
      <text:p text:style-name="Standard">the VPN-to-PFN translation when there is a TLB hit.</text:p>
      <text:p text:style-name="Standard"/>
      <text:p text:style-name="Standard">For this simple simulation, the memory accesses are not categorized</text:p>
      <text:p text:style-name="Standard">as reads, instruction fetches, or writes. Thus, you may treat all</text:p>
      <text:p text:style-name="Standard">accesses as reads. Thus, there is no need to track dirty pages and</text:p>
      <text:p text:style-name="Standard">no need to verify page access permissions.</text:p>
      <text:p text:style-name="Standard"/>
      <text:p text:style-name="Standard">You will need to simulate a page table (indexed by VPN), a core</text:p>
      <text:p text:style-name="Standard">map (indexed by PFN), and a TLB (fully-associative, which can be</text:p>
      <text:p text:style-name="Standard">simulated with a linear search). There is no need to simulate the</text:p>
      <text:p text:style-name="Standard">physical memory.</text:p>
      <text:p text:style-name="Standard"/>
      <text:p text:style-name="Standard">Page replacement decisions for the core map and page table are</text:p>
      <text:p text:style-name="Standard"><text:soft-page-break/>made using a pseudo-LRU policy based on vectors of use bits</text:p>
      <text:p text:style-name="Standard">(described below). TLB entry replacement decisions are made using</text:p>
      <text:p text:style-name="Standard">a FIFO policy.</text:p>
      <text:p text:style-name="Standard"/>
      <text:p text:style-name="Standard">You may write the program in any language that is supported on</text:p>
      <text:p text:style-name="Standard">the School of Computing servers. You should upload a make file or</text:p>
      <text:p text:style-name="Standard">include intructions on compiling in the header comments of your</text:p>
      <text:p text:style-name="Standard">program.</text:p>
      <text:p text:style-name="Standard"/>
      <text:p text:style-name="Standard">Your program must read a configuration file named "paging.cfg" to</text:p>
      <text:p text:style-name="Standard">obtain three simulation parameters:</text:p>
      <text:p text:style-name="Standard"><text:s text:c="2"/>1) number of page frames, appearing first and with key "PF";</text:p>
      <text:p text:style-name="Standard"><text:s text:c="2"/>2) number of TLB entries, appearing second and with key "TE";</text:p>
      <text:p text:style-name="Standard"><text:s text:c="5"/>and,</text:p>
      <text:p text:style-name="Standard"><text:s text:c="2"/>3) number of memory accesses for an observation period of</text:p>
      <text:p text:style-name="Standard"><text:s text:c="5"/>usage, appearing third and with key "UP" (this is the</text:p>
      <text:p text:style-name="Standard"><text:s text:c="5"/>access count after which the current use bit vector is</text:p>
      <text:p text:style-name="Standard"><text:s text:c="5"/>shifted right; see details below).</text:p>
      <text:p text:style-name="Standard"/>
      <text:p text:style-name="Standard">A sample configuration file contains these three lines:</text:p>
      <text:p text:style-name="Standard"/>
      <text:p text:style-name="Standard">PF 4</text:p>
      <text:p text:style-name="Standard">TE 2</text:p>
      <text:p text:style-name="Standard">UP 4</text:p>
      <text:p text:style-name="Standard"/>
      <text:p text:style-name="Standard">Your program must read standard input to obtain an address trace</text:p>
      <text:p text:style-name="Standard">so that I can use these commands (assuming that "paging" is the</text:p>
      <text:p text:style-name="Standard">name of the executable file):</text:p>
      <text:p text:style-name="Standard"/>
      <text:p text:style-name="Standard"><text:s text:c="2"/>% ./paging &lt; trace1</text:p>
      <text:p text:style-name="Standard"><text:s text:c="2"/>% head -10 trace2 | ./paging</text:p>
      <text:p text:style-name="Standard"/>
      <text:p text:style-name="Standard">A trace file contains 24-bit hex values (i.e., six hex digits)</text:p>
      <text:p text:style-name="Standard">representing virtual memory addresses. E.g.:</text:p>
      <text:p text:style-name="Standard"/>
      <text:p text:style-name="Standard">000000</text:p>
      <text:p text:style-name="Standard">000101</text:p>
      <text:p text:style-name="Standard">000202</text:p>
      <text:p text:style-name="Standard">000303</text:p>
      <text:p text:style-name="Standard">000000</text:p>
      <text:p text:style-name="Standard">000101</text:p>
      <text:p text:style-name="Standard">000404</text:p>
      <text:p text:style-name="Standard"/>
      <text:p text:style-name="Standard">The counts of memory accesses, TLB misses, and pages faults</text:p>
      <text:p text:style-name="Standard">are printed at the end of the simulation.</text:p>
      <text:p text:style-name="Standard"/>
      <text:p text:style-name="Standard">A hex value that exceeds the 24-bit range is not treated as a</text:p>
      <text:p text:style-name="Standard">memory address but instead should be treated as a debugging</text:p>
      <text:p text:style-name="Standard">trigger to display the current counts, the TLB contents, the</text:p>
      <text:p text:style-name="Standard"><text:soft-page-break/>core map, and the first ten entries of the page table. See an</text:p>
      <text:p text:style-name="Standard">example below.</text:p>
      <text:p text:style-name="Standard"/>
      <text:p text:style-name="Standard">Your program must support a command line parameter of "-v" for</text:p>
      <text:p text:style-name="Standard">verbose output so that I can use this command:</text:p>
      <text:p text:style-name="Standard"/>
      <text:p text:style-name="Standard"><text:s text:c="2"/>% ./paging -v &lt; trace1</text:p>
      <text:p text:style-name="Standard"/>
      <text:p text:style-name="Standard">and obtain details of each address translation. The counts,</text:p>
      <text:p text:style-name="Standard">TLB contents, the core map, and the first ten entries of the</text:p>
      <text:p text:style-name="Standard">page table should be displayed at the end of the simulation</text:p>
      <text:p text:style-name="Standard">for the verbose option. See an example below.</text:p>
      <text:p text:style-name="Standard"/>
      <text:p text:style-name="Standard"/>
      <text:p text:style-name="Standard">GUIDELINES ON PREPARING THE PROGRAM</text:p>
      <text:p text:style-name="Standard"/>
      <text:p text:style-name="Standard">The code should be written totally by yourself.</text:p>
      <text:p text:style-name="Standard"/>
      <text:p text:style-name="Standard">You may discuss the project requirements and the concepts with me</text:p>
      <text:p text:style-name="Standard">or with anyone in the class.</text:p>
      <text:p text:style-name="Standard"/>
      <text:p text:style-name="Standard">However, you should not send code to anyone or receive code from</text:p>
      <text:p text:style-name="Standard">anyone, whether by email, printed listings, photos, visual display</text:p>
      <text:p text:style-name="Standard">on a computer/laptop/cell-phone/etc. screen, or any other method</text:p>
      <text:p text:style-name="Standard">of communication. Do not post the assignment, or a request for</text:p>
      <text:p text:style-name="Standard">help, or your code on any web sites.</text:p>
      <text:p text:style-name="Standard"/>
      <text:p text:style-name="Standard">The key idea is that you shouldn't short-circuit the learning</text:p>
      <text:p text:style-name="Standard">process for others once you know the answer. (And you shouldn't</text:p>
      <text:p text:style-name="Standard">burden anyone else with inappropriate requests for code or</text:p>
      <text:p text:style-name="Standard">"answers" and thus short-circuit your own learning process.)</text:p>
      <text:p text:style-name="Standard"/>
      <text:p text:style-name="Standard">My own paging.c program is less than 250 LOC.</text:p>
      <text:p text:style-name="Standard"/>
      <text:p text:style-name="Standard"/>
      <text:p text:style-name="Standard">POSSIBLE DATA STRUCTURES</text:p>
      <text:p text:style-name="Standard"/>
      <text:p text:style-name="Standard">You may design the program in any manner you see fit as long as</text:p>
      <text:p text:style-name="Standard">the required functionality is provided and as long as the output</text:p>
      <text:p text:style-name="Standard">is formatted exactly as shown so that the Linux diff command can</text:p>
      <text:p text:style-name="Standard">be used in a grading script.</text:p>
      <text:p text:style-name="Standard"/>
      <text:p text:style-name="Standard">In my program, I used the following data structures:</text:p>
      <text:p text:style-name="Standard"/>
      <text:p text:style-name="Standard"><text:s text:c="2"/>typedef struct{</text:p>
      <text:p text:style-name="Standard"><text:s text:c="4"/>unsigned char presence; <text:s text:c="2"/>/* could be single bit */</text:p>
      <text:p text:style-name="Standard"><text:s text:c="4"/>unsigned short pad;</text:p>
      <text:p text:style-name="Standard"><text:s text:c="4"/>unsigned char pfn; <text:s text:c="7"/>/* 8 bits */</text:p>
      <text:p text:style-name="Standard"><text:s text:c="2"/>} PTE;</text:p>
      <text:p text:style-name="Standard"><text:soft-page-break/></text:p>
      <text:p text:style-name="Standard"><text:s text:c="2"/>typedef struct{</text:p>
      <text:p text:style-name="Standard"><text:s text:c="4"/>unsigned char valid; <text:s text:c="5"/>/* could be single bit */</text:p>
      <text:p text:style-name="Standard"><text:s text:c="4"/>unsigned short vpn; <text:s text:c="6"/>/* 16 bits */</text:p>
      <text:p text:style-name="Standard"><text:s text:c="4"/>unsigned char pfn; <text:s text:c="7"/>/* 8 bits */</text:p>
      <text:p text:style-name="Standard"><text:s text:c="2"/>} TLBE;</text:p>
      <text:p text:style-name="Standard"/>
      <text:p text:style-name="Standard"><text:s text:c="2"/>typedef struct{</text:p>
      <text:p text:style-name="Standard"><text:s text:c="4"/>unsigned char valid; <text:s text:c="5"/>/* could be single bit */</text:p>
      <text:p text:style-name="Standard"><text:s text:c="4"/>unsigned char use_vector; /* 8 bits for pseudo-LRU replacement */</text:p>
      <text:p text:style-name="Standard"><text:s text:c="4"/>unsigned short vpn; <text:s text:c="6"/>/* 16 bits */</text:p>
      <text:p text:style-name="Standard"><text:s text:c="2"/>} CME;</text:p>
      <text:p text:style-name="Standard"/>
      <text:p text:style-name="Standard">Please note that the page table size is fixed at 64 Ki entries,</text:p>
      <text:p text:style-name="Standard">which is 65,536 in decimal. The TLB size and the core map size</text:p>
      <text:p text:style-name="Standard">depend on parameters read from the configuration file. In my</text:p>
      <text:p text:style-name="Standard">program, I used calloc() to allocate the arrays representing the</text:p>
      <text:p text:style-name="Standard">TLB and the core map.</text:p>
      <text:p text:style-name="Standard"/>
      <text:p text:style-name="Standard"/>
      <text:p text:style-name="Standard">ADDRESS TRANSLATION DECISION TREE</text:p>
      <text:p text:style-name="Standard"/>
      <text:p text:style-name="Standard">This is a high-level design of decisions and actions. You must</text:p>
      <text:p text:style-name="Standard">further include the appropriate updates to the maintained counts.</text:p>
      <text:p text:style-name="Standard"/>
      <text:p text:style-name="Standard">1) Check the TLB</text:p>
      <text:p text:style-name="Standard"/>
      <text:p text:style-name="Standard"><text:s text:c="2"/>2A) If there is a TLB hit, use the PFN from the TLB entry to</text:p>
      <text:p text:style-name="Standard"><text:s text:c="8"/>obtain the physical address. You are done.</text:p>
      <text:p text:style-name="Standard"/>
      <text:p text:style-name="Standard"><text:s text:c="2"/>2B) If there is a TLB miss, check the page table.</text:p>
      <text:p text:style-name="Standard"/>
      <text:p text:style-name="Standard"><text:s text:c="4"/>3A) If the presence bit is on, this is a page hit. Use the</text:p>
      <text:p text:style-name="Standard"><text:s text:c="10"/>PFN from the page table entry to obtain the physical</text:p>
      <text:p text:style-name="Standard"><text:s text:c="10"/>address. Update the TLB. You are done.</text:p>
      <text:p text:style-name="Standard"/>
      <text:p text:style-name="Standard"><text:s text:c="4"/>3B) If the presence bit is off, this is a page fault. Check</text:p>
      <text:p text:style-name="Standard"><text:s text:c="10"/>for free frames.</text:p>
      <text:p text:style-name="Standard"/>
      <text:p text:style-name="Standard"><text:s text:c="6"/>4A) If there is a free frame, map the virtual page to that</text:p>
      <text:p text:style-name="Standard"><text:s text:c="12"/>frame by updating the page table and the core map.</text:p>
      <text:p text:style-name="Standard"><text:s text:c="12"/>Update the TLB. You are done.</text:p>
      <text:p text:style-name="Standard"/>
      <text:p text:style-name="Standard"><text:s text:c="6"/>4B) If there is no free frame, search the core map for</text:p>
      <text:p text:style-name="Standard"><text:s text:c="12"/>the first frame with the lowest-valued use vector.</text:p>
      <text:p text:style-name="Standard"><text:s text:c="12"/>Replace that frame. Update the page table and core</text:p>
      <text:p text:style-name="Standard"><text:s text:c="12"/>map to reflect that the old mapping is broken.</text:p>
      <text:p text:style-name="Standard"><text:s text:c="12"/>Invalidate the TLB entry for the old mapping, if</text:p>
      <text:p text:style-name="Standard"><text:s text:c="12"/>one exists in the TLB. Update the page table and</text:p>
      <text:p text:style-name="Standard"><text:soft-page-break/><text:s text:c="12"/>core map to reflect the new mapping. Update the TLB.</text:p>
      <text:p text:style-name="Standard"><text:s text:c="12"/>You are done.</text:p>
      <text:p text:style-name="Standard"/>
      <text:p text:style-name="Standard"/>
      <text:p text:style-name="Standard">PAGE REPLACEMENT</text:p>
      <text:p text:style-name="Standard"/>
      <text:p text:style-name="Standard">When handling a page fault, you should look for an empty frame</text:p>
      <text:p text:style-name="Standard">in the core map (i.e., valid == 0) into which you can place the</text:p>
      <text:p text:style-name="Standard">page. If all frames are valid, examine the use vectors in the</text:p>
      <text:p text:style-name="Standard">core map to determine a frame to replace.</text:p>
      <text:p text:style-name="Standard"/>
      <text:p text:style-name="Standard">On each use of a page frame, record a 1 in the high bit of the</text:p>
      <text:p text:style-name="Standard">use vector. One of the parameters to the simulation is the length</text:p>
      <text:p text:style-name="Standard">of an observation period of usage. The parameter is an access</text:p>
      <text:p text:style-name="Standard">count. After this access count occurs, shift all the use vectors</text:p>
      <text:p text:style-name="Standard">in the core map. This has the effect of recently-used page having</text:p>
      <text:p text:style-name="Standard">the high-order bits set and not-recently-use pages having no bits</text:p>
      <text:p text:style-name="Standard">set or only low-order bits set. If you treat the use vectors as</text:p>
      <text:p text:style-name="Standard">unsign integers, the one with the lowest integer value will likely</text:p>
      <text:p text:style-name="Standard">be the least recently used page. With a limited number of bits,</text:p>
      <text:p text:style-name="Standard">this will not be true LRU. However, it can be a close approximation</text:p>
      <text:p text:style-name="Standard">based on the number of bits in the bit vector and the length of</text:p>
      <text:p text:style-name="Standard">the observation period. (More bits and shorter observation periods</text:p>
      <text:p text:style-name="Standard">are better.)</text:p>
      <text:p text:style-name="Standard"/>
      <text:p text:style-name="Standard">(The optimization of setting the high-order use bit only on a TLB</text:p>
      <text:p text:style-name="Standard">miss is not appropriate unless you combine it with flushing the</text:p>
      <text:p text:style-name="Standard">TLB at the end of each observation period.)</text:p>
      <text:p text:style-name="Standard"/>
      <text:p text:style-name="Standard"/>
      <text:p text:style-name="Standard">TLB REPLACEMENT</text:p>
      <text:p text:style-name="Standard"/>
      <text:p text:style-name="Standard">When handling a TLB misss, you should look for an empty entry</text:p>
      <text:p text:style-name="Standard">(i.e., valid == 0) into which you can place a new entry. If all</text:p>
      <text:p text:style-name="Standard">entries are valid, use a FIFO replacement index to choose a valid</text:p>
      <text:p text:style-name="Standard">entry to replace. The index should start at 0 and be incremented</text:p>
      <text:p text:style-name="Standard">each time you use it to make a replacement index. You should modulo</text:p>
      <text:p text:style-name="Standard">the incremented value by the number of TLB entries so that the</text:p>
      <text:p text:style-name="Standard">index will stay in range.</text:p>
      <text:p text:style-name="Standard"/>
      <text:p text:style-name="Standard"/>
      <text:p text:style-name="Standard">EXAMPLES</text:p>
      <text:p text:style-name="Standard"/>
      <text:p text:style-name="Standard">These examples use the configuration values as given above:</text:p>
      <text:p text:style-name="Standard"/>
      <text:p text:style-name="Standard">PF 4</text:p>
      <text:p text:style-name="Standard">TE 2</text:p>
      <text:p text:style-name="Standard">UP 4</text:p>
      <text:p text:style-name="Standard"/>
      <text:p text:style-name="Standard"><text:soft-page-break/></text:p>
      <text:p text:style-name="Standard">Trace file 1:</text:p>
      <text:p text:style-name="Standard"/>
      <text:p text:style-name="Standard">000000</text:p>
      <text:p text:style-name="Standard">000101</text:p>
      <text:p text:style-name="Standard">000202</text:p>
      <text:p text:style-name="Standard">000303</text:p>
      <text:p text:style-name="Standard">000000</text:p>
      <text:p text:style-name="Standard">000101</text:p>
      <text:p text:style-name="Standard">000202</text:p>
      <text:p text:style-name="Standard">000303</text:p>
      <text:p text:style-name="Standard">000000</text:p>
      <text:p text:style-name="Standard">000101</text:p>
      <text:p text:style-name="Standard">000202</text:p>
      <text:p text:style-name="Standard">000303</text:p>
      <text:p text:style-name="Standard"/>
      <text:p text:style-name="Standard"/>
      <text:p text:style-name="Standard">Ouput of ./a.out &lt; trace1</text:p>
      <text:p text:style-name="Standard"/>
      <text:p text:style-name="Standard">statistics</text:p>
      <text:p text:style-name="Standard"><text:s text:c="2"/>accesses <text:s text:c="3"/>= 12</text:p>
      <text:p text:style-name="Standard"><text:s text:c="2"/>tlb misses <text:s/>= 12</text:p>
      <text:p text:style-name="Standard"><text:s text:c="2"/>page faults = 4</text:p>
      <text:p text:style-name="Standard"/>
      <text:p text:style-name="Standard"/>
      <text:p text:style-name="Standard">Output of ./a.out -v &lt; trace1</text:p>
      <text:p text:style-name="Standard"/>
      <text:p text:style-name="Standard">paging simulation</text:p>
      <text:p text:style-name="Standard"><text:s text:c="2"/>65536 virtual pages in the virtual address space</text:p>
      <text:p text:style-name="Standard"><text:s text:c="2"/>4 physical page frames</text:p>
      <text:p text:style-name="Standard"><text:s text:c="2"/>2 TLB entries</text:p>
      <text:p text:style-name="Standard"><text:s text:c="2"/>use vectors in core map are shifted every 4 accesses</text:p>
      <text:p text:style-name="Standard"/>
      <text:p text:style-name="Standard">access 1:</text:p>
      <text:p text:style-name="Standard"><text:s text:c="2"/>virtual address is <text:s text:c="13"/>0x000000</text:p>
      <text:p text:style-name="Standard"><text:s text:c="2"/>tlb miss</text:p>
      <text:p text:style-name="Standard"><text:s text:c="2"/>page fault</text:p>
      <text:p text:style-name="Standard"><text:s text:c="2"/>unused page frame allocated</text:p>
      <text:p text:style-name="Standard"><text:s text:c="2"/>physical address is <text:s text:c="14"/>0x0000</text:p>
      <text:p text:style-name="Standard"><text:s text:c="2"/>tlb update of vpn 0x0000 with pfn 0x00</text:p>
      <text:p text:style-name="Standard">access 2:</text:p>
      <text:p text:style-name="Standard"><text:s text:c="2"/>virtual address is <text:s text:c="13"/>0x000101</text:p>
      <text:p text:style-name="Standard"><text:s text:c="2"/>tlb miss</text:p>
      <text:p text:style-name="Standard"><text:s text:c="2"/>page fault</text:p>
      <text:p text:style-name="Standard"><text:s text:c="2"/>unused page frame allocated</text:p>
      <text:p text:style-name="Standard"><text:s text:c="2"/>physical address is <text:s text:c="14"/>0x0101</text:p>
      <text:p text:style-name="Standard"><text:s text:c="2"/>tlb update of vpn 0x0001 with pfn 0x01</text:p>
      <text:p text:style-name="Standard">access 3:</text:p>
      <text:p text:style-name="Standard"><text:s text:c="2"/>virtual address is <text:s text:c="13"/>0x000202</text:p>
      <text:p text:style-name="Standard"><text:soft-page-break/><text:s text:c="2"/>tlb miss</text:p>
      <text:p text:style-name="Standard"><text:s text:c="2"/>page fault</text:p>
      <text:p text:style-name="Standard"><text:s text:c="2"/>unused page frame allocated</text:p>
      <text:p text:style-name="Standard"><text:s text:c="2"/>physical address is <text:s text:c="14"/>0x0202</text:p>
      <text:p text:style-name="Standard"><text:s text:c="2"/>tlb update of vpn 0x0002 with pfn 0x02</text:p>
      <text:p text:style-name="Standard">access 4:</text:p>
      <text:p text:style-name="Standard"><text:s text:c="2"/>virtual address is <text:s text:c="13"/>0x000303</text:p>
      <text:p text:style-name="Standard"><text:s text:c="2"/>tlb miss</text:p>
      <text:p text:style-name="Standard"><text:s text:c="2"/>page fault</text:p>
      <text:p text:style-name="Standard"><text:s text:c="2"/>unused page frame allocated</text:p>
      <text:p text:style-name="Standard"><text:s text:c="2"/>physical address is <text:s text:c="14"/>0x0303</text:p>
      <text:p text:style-name="Standard"><text:s text:c="2"/>tlb update of vpn 0x0003 with pfn 0x03</text:p>
      <text:p text:style-name="Standard">shift use vectors</text:p>
      <text:p text:style-name="Standard">access 5:</text:p>
      <text:p text:style-name="Standard"><text:s text:c="2"/>virtual address is <text:s text:c="13"/>0x000000</text:p>
      <text:p text:style-name="Standard"><text:s text:c="2"/>tlb miss</text:p>
      <text:p text:style-name="Standard"><text:s text:c="2"/>page hit, physical address is <text:s text:c="4"/>0x0000</text:p>
      <text:p text:style-name="Standard"><text:s text:c="2"/>tlb update of vpn 0x0000 with pfn 0x00</text:p>
      <text:p text:style-name="Standard">access 6:</text:p>
      <text:p text:style-name="Standard"><text:s text:c="2"/>virtual address is <text:s text:c="13"/>0x000101</text:p>
      <text:p text:style-name="Standard"><text:s text:c="2"/>tlb miss</text:p>
      <text:p text:style-name="Standard"><text:s text:c="2"/>page hit, physical address is <text:s text:c="4"/>0x0101</text:p>
      <text:p text:style-name="Standard"><text:s text:c="2"/>tlb update of vpn 0x0001 with pfn 0x01</text:p>
      <text:p text:style-name="Standard">access 7:</text:p>
      <text:p text:style-name="Standard"><text:s text:c="2"/>virtual address is <text:s text:c="13"/>0x000202</text:p>
      <text:p text:style-name="Standard"><text:s text:c="2"/>tlb miss</text:p>
      <text:p text:style-name="Standard"><text:s text:c="2"/>page hit, physical address is <text:s text:c="4"/>0x0202</text:p>
      <text:p text:style-name="Standard"><text:s text:c="2"/>tlb update of vpn 0x0002 with pfn 0x02</text:p>
      <text:p text:style-name="Standard">access 8:</text:p>
      <text:p text:style-name="Standard"><text:s text:c="2"/>virtual address is <text:s text:c="13"/>0x000303</text:p>
      <text:p text:style-name="Standard"><text:s text:c="2"/>tlb miss</text:p>
      <text:p text:style-name="Standard"><text:s text:c="2"/>page hit, physical address is <text:s text:c="4"/>0x0303</text:p>
      <text:p text:style-name="Standard"><text:s text:c="2"/>tlb update of vpn 0x0003 with pfn 0x03</text:p>
      <text:p text:style-name="Standard">shift use vectors</text:p>
      <text:p text:style-name="Standard">access 9:</text:p>
      <text:p text:style-name="Standard"><text:s text:c="2"/>virtual address is <text:s text:c="13"/>0x000000</text:p>
      <text:p text:style-name="Standard"><text:s text:c="2"/>tlb miss</text:p>
      <text:p text:style-name="Standard"><text:s text:c="2"/>page hit, physical address is <text:s text:c="4"/>0x0000</text:p>
      <text:p text:style-name="Standard"><text:s text:c="2"/>tlb update of vpn 0x0000 with pfn 0x00</text:p>
      <text:p text:style-name="Standard">access 10:</text:p>
      <text:p text:style-name="Standard"><text:s text:c="2"/>virtual address is <text:s text:c="13"/>0x000101</text:p>
      <text:p text:style-name="Standard"><text:s text:c="2"/>tlb miss</text:p>
      <text:p text:style-name="Standard"><text:s text:c="2"/>page hit, physical address is <text:s text:c="4"/>0x0101</text:p>
      <text:p text:style-name="Standard"><text:s text:c="2"/>tlb update of vpn 0x0001 with pfn 0x01</text:p>
      <text:p text:style-name="Standard">access 11:</text:p>
      <text:p text:style-name="Standard"><text:s text:c="2"/>virtual address is <text:s text:c="13"/>0x000202</text:p>
      <text:p text:style-name="Standard"><text:s text:c="2"/>tlb miss</text:p>
      <text:p text:style-name="Standard"><text:s text:c="2"/>page hit, physical address is <text:s text:c="4"/>0x0202</text:p>
      <text:p text:style-name="Standard"><text:s text:c="2"/>tlb update of vpn 0x0002 with pfn 0x02</text:p>
      <text:p text:style-name="Standard"><text:soft-page-break/>access 12:</text:p>
      <text:p text:style-name="Standard"><text:s text:c="2"/>virtual address is <text:s text:c="13"/>0x000303</text:p>
      <text:p text:style-name="Standard"><text:s text:c="2"/>tlb miss</text:p>
      <text:p text:style-name="Standard"><text:s text:c="2"/>page hit, physical address is <text:s text:c="4"/>0x0303</text:p>
      <text:p text:style-name="Standard"><text:s text:c="2"/>tlb update of vpn 0x0003 with pfn 0x03</text:p>
      <text:p text:style-name="Standard">shift use vectors</text:p>
      <text:p text:style-name="Standard"/>
      <text:p text:style-name="Standard">statistics</text:p>
      <text:p text:style-name="Standard"><text:s text:c="2"/>accesses <text:s text:c="3"/>= 12</text:p>
      <text:p text:style-name="Standard"><text:s text:c="2"/>tlb misses <text:s/>= 12</text:p>
      <text:p text:style-name="Standard"><text:s text:c="2"/>page faults = 4</text:p>
      <text:p text:style-name="Standard"/>
      <text:p text:style-name="Standard">tlb</text:p>
      <text:p text:style-name="Standard"><text:s text:c="2"/>valid = 1, vpn = 0x0002, pfn = 0x02</text:p>
      <text:p text:style-name="Standard"><text:s text:c="2"/>valid = 1, vpn = 0x0003, pfn = 0x03</text:p>
      <text:p text:style-name="Standard"/>
      <text:p text:style-name="Standard">core map table</text:p>
      <text:p text:style-name="Standard"><text:s text:c="2"/>pfn = 0x00: valid = 1, use vector = 0x70, vpn = 0x0000</text:p>
      <text:p text:style-name="Standard"><text:s text:c="2"/>pfn = 0x01: valid = 1, use vector = 0x70, vpn = 0x0001</text:p>
      <text:p text:style-name="Standard"><text:s text:c="2"/>pfn = 0x02: valid = 1, use vector = 0x70, vpn = 0x0002</text:p>
      <text:p text:style-name="Standard"><text:s text:c="2"/>pfn = 0x03: valid = 1, use vector = 0x70, vpn = 0x0003</text:p>
      <text:p text:style-name="Standard"/>
      <text:p text:style-name="Standard">first ten entries of page table</text:p>
      <text:p text:style-name="Standard"><text:s text:c="2"/>vpn = 0x0000: presence = 1, pfn = 0x00</text:p>
      <text:p text:style-name="Standard"><text:s text:c="2"/>vpn = 0x0001: presence = 1, pfn = 0x01</text:p>
      <text:p text:style-name="Standard"><text:s text:c="2"/>vpn = 0x0002: presence = 1, pfn = 0x02</text:p>
      <text:p text:style-name="Standard"><text:s text:c="2"/>vpn = 0x0003: presence = 1, pfn = 0x03</text:p>
      <text:p text:style-name="Standard"><text:s text:c="2"/>vpn = 0x0004: presence = 0, pfn = 0x00</text:p>
      <text:p text:style-name="Standard"><text:s text:c="2"/>vpn = 0x0005: presence = 0, pfn = 0x00</text:p>
      <text:p text:style-name="Standard"><text:s text:c="2"/>vpn = 0x0006: presence = 0, pfn = 0x00</text:p>
      <text:p text:style-name="Standard"><text:s text:c="2"/>vpn = 0x0007: presence = 0, pfn = 0x00</text:p>
      <text:p text:style-name="Standard"><text:s text:c="2"/>vpn = 0x0008: presence = 0, pfn = 0x00</text:p>
      <text:p text:style-name="Standard"><text:s text:c="2"/>vpn = 0x0009: presence = 0, pfn = 0x00</text:p>
      <text:p text:style-name="Standard"><text:s/></text:p>
      <text:p text:style-name="Standard"/>
      <text:p text:style-name="Standard">Trace file 2:</text:p>
      <text:p text:style-name="Standard"/>
      <text:p text:style-name="Standard">000000</text:p>
      <text:p text:style-name="Standard">000101</text:p>
      <text:p text:style-name="Standard">000202</text:p>
      <text:p text:style-name="Standard">000303</text:p>
      <text:p text:style-name="Standard">000404</text:p>
      <text:p text:style-name="Standard">000505</text:p>
      <text:p text:style-name="Standard">000606</text:p>
      <text:p text:style-name="Standard">000000</text:p>
      <text:p text:style-name="Standard">000101</text:p>
      <text:p text:style-name="Standard">000202</text:p>
      <text:p text:style-name="Standard">000303</text:p>
      <text:p text:style-name="Standard">000404</text:p>
      <text:p text:style-name="Standard"><text:soft-page-break/></text:p>
      <text:p text:style-name="Standard"/>
      <text:p text:style-name="Standard">Output of ./a.out &lt; trace2</text:p>
      <text:p text:style-name="Standard"/>
      <text:p text:style-name="Standard">statistics</text:p>
      <text:p text:style-name="Standard"><text:s text:c="2"/>accesses <text:s text:c="3"/>= 12</text:p>
      <text:p text:style-name="Standard"><text:s text:c="2"/>tlb misses <text:s/>= 12</text:p>
      <text:p text:style-name="Standard"><text:s text:c="2"/>page faults = 12</text:p>
      <text:p text:style-name="Standard"/>
      <text:p text:style-name="Standard"/>
      <text:p text:style-name="Standard">Output of ./a.out -v &lt; trace2</text:p>
      <text:p text:style-name="Standard"/>
      <text:p text:style-name="Standard">paging simulation</text:p>
      <text:p text:style-name="Standard"><text:s text:c="2"/>65536 virtual pages in the virtual address space</text:p>
      <text:p text:style-name="Standard"><text:s text:c="2"/>4 physical page frames</text:p>
      <text:p text:style-name="Standard"><text:s text:c="2"/>2 TLB entries</text:p>
      <text:p text:style-name="Standard"><text:s text:c="2"/>use vectors in core map are shifted every 4 accesses</text:p>
      <text:p text:style-name="Standard"/>
      <text:p text:style-name="Standard">access 1:</text:p>
      <text:p text:style-name="Standard"><text:s text:c="2"/>virtual address is <text:s text:c="13"/>0x000000</text:p>
      <text:p text:style-name="Standard"><text:s text:c="2"/>tlb miss</text:p>
      <text:p text:style-name="Standard"><text:s text:c="2"/>page fault</text:p>
      <text:p text:style-name="Standard"><text:s text:c="2"/>unused page frame allocated</text:p>
      <text:p text:style-name="Standard"><text:s text:c="2"/>physical address is <text:s text:c="14"/>0x0000</text:p>
      <text:p text:style-name="Standard"><text:s text:c="2"/>tlb update of vpn 0x0000 with pfn 0x00</text:p>
      <text:p text:style-name="Standard">access 2:</text:p>
      <text:p text:style-name="Standard"><text:s text:c="2"/>virtual address is <text:s text:c="13"/>0x000101</text:p>
      <text:p text:style-name="Standard"><text:s text:c="2"/>tlb miss</text:p>
      <text:p text:style-name="Standard"><text:s text:c="2"/>page fault</text:p>
      <text:p text:style-name="Standard"><text:s text:c="2"/>unused page frame allocated</text:p>
      <text:p text:style-name="Standard"><text:s text:c="2"/>physical address is <text:s text:c="14"/>0x0101</text:p>
      <text:p text:style-name="Standard"><text:s text:c="2"/>tlb update of vpn 0x0001 with pfn 0x01</text:p>
      <text:p text:style-name="Standard">access 3:</text:p>
      <text:p text:style-name="Standard"><text:s text:c="2"/>virtual address is <text:s text:c="13"/>0x000202</text:p>
      <text:p text:style-name="Standard"><text:s text:c="2"/>tlb miss</text:p>
      <text:p text:style-name="Standard"><text:s text:c="2"/>page fault</text:p>
      <text:p text:style-name="Standard"><text:s text:c="2"/>unused page frame allocated</text:p>
      <text:p text:style-name="Standard"><text:s text:c="2"/>physical address is <text:s text:c="14"/>0x0202</text:p>
      <text:p text:style-name="Standard"><text:s text:c="2"/>tlb update of vpn 0x0002 with pfn 0x02</text:p>
      <text:p text:style-name="Standard">access 4:</text:p>
      <text:p text:style-name="Standard"><text:s text:c="2"/>virtual address is <text:s text:c="13"/>0x000303</text:p>
      <text:p text:style-name="Standard"><text:s text:c="2"/>tlb miss</text:p>
      <text:p text:style-name="Standard"><text:s text:c="2"/>page fault</text:p>
      <text:p text:style-name="Standard"><text:s text:c="2"/>unused page frame allocated</text:p>
      <text:p text:style-name="Standard"><text:s text:c="2"/>physical address is <text:s text:c="14"/>0x0303</text:p>
      <text:p text:style-name="Standard"><text:s text:c="2"/>tlb update of vpn 0x0003 with pfn 0x03</text:p>
      <text:p text:style-name="Standard">shift use vectors</text:p>
      <text:p text:style-name="Standard">access 5:</text:p>
      <text:p text:style-name="Standard"><text:s text:c="2"/>virtual address is <text:s text:c="13"/>0x000404</text:p>
      <text:p text:style-name="Standard"><text:soft-page-break/><text:s text:c="2"/>tlb miss</text:p>
      <text:p text:style-name="Standard"><text:s text:c="2"/>page fault</text:p>
      <text:p text:style-name="Standard"><text:s text:c="2"/>page replacement needed</text:p>
      <text:p text:style-name="Standard"><text:s text:c="2"/>TLB invalidate of vpn 0x0</text:p>
      <text:p text:style-name="Standard"><text:s text:c="2"/>replace frame 0</text:p>
      <text:p text:style-name="Standard"><text:s text:c="2"/>physical address is <text:s text:c="14"/>0x0004</text:p>
      <text:p text:style-name="Standard"><text:s text:c="2"/>tlb update of vpn 0x0004 with pfn 0x00</text:p>
      <text:p text:style-name="Standard">access 6:</text:p>
      <text:p text:style-name="Standard"><text:s text:c="2"/>virtual address is <text:s text:c="13"/>0x000505</text:p>
      <text:p text:style-name="Standard"><text:s text:c="2"/>tlb miss</text:p>
      <text:p text:style-name="Standard"><text:s text:c="2"/>page fault</text:p>
      <text:p text:style-name="Standard"><text:s text:c="2"/>page replacement needed</text:p>
      <text:p text:style-name="Standard"><text:s text:c="2"/>TLB invalidate of vpn 0x1</text:p>
      <text:p text:style-name="Standard"><text:s text:c="2"/>replace frame 1</text:p>
      <text:p text:style-name="Standard"><text:s text:c="2"/>physical address is <text:s text:c="14"/>0x0105</text:p>
      <text:p text:style-name="Standard"><text:s text:c="2"/>tlb update of vpn 0x0005 with pfn 0x01</text:p>
      <text:p text:style-name="Standard">access 7:</text:p>
      <text:p text:style-name="Standard"><text:s text:c="2"/>virtual address is <text:s text:c="13"/>0x000606</text:p>
      <text:p text:style-name="Standard"><text:s text:c="2"/>tlb miss</text:p>
      <text:p text:style-name="Standard"><text:s text:c="2"/>page fault</text:p>
      <text:p text:style-name="Standard"><text:s text:c="2"/>page replacement needed</text:p>
      <text:p text:style-name="Standard"><text:s text:c="2"/>TLB invalidate of vpn 0x2</text:p>
      <text:p text:style-name="Standard"><text:s text:c="2"/>replace frame 2</text:p>
      <text:p text:style-name="Standard"><text:s text:c="2"/>physical address is <text:s text:c="14"/>0x0206</text:p>
      <text:p text:style-name="Standard"><text:s text:c="2"/>tlb update of vpn 0x0006 with pfn 0x02</text:p>
      <text:p text:style-name="Standard">access 8:</text:p>
      <text:p text:style-name="Standard"><text:s text:c="2"/>virtual address is <text:s text:c="13"/>0x000000</text:p>
      <text:p text:style-name="Standard"><text:s text:c="2"/>tlb miss</text:p>
      <text:p text:style-name="Standard"><text:s text:c="2"/>page fault</text:p>
      <text:p text:style-name="Standard"><text:s text:c="2"/>page replacement needed</text:p>
      <text:p text:style-name="Standard"><text:s text:c="2"/>TLB invalidate of vpn 0x3</text:p>
      <text:p text:style-name="Standard"><text:s text:c="2"/>replace frame 3</text:p>
      <text:p text:style-name="Standard"><text:s text:c="2"/>physical address is <text:s text:c="14"/>0x0300</text:p>
      <text:p text:style-name="Standard"><text:s text:c="2"/>tlb update of vpn 0x0000 with pfn 0x03</text:p>
      <text:p text:style-name="Standard">shift use vectors</text:p>
      <text:p text:style-name="Standard">access 9:</text:p>
      <text:p text:style-name="Standard"><text:s text:c="2"/>virtual address is <text:s text:c="13"/>0x000101</text:p>
      <text:p text:style-name="Standard"><text:s text:c="2"/>tlb miss</text:p>
      <text:p text:style-name="Standard"><text:s text:c="2"/>page fault</text:p>
      <text:p text:style-name="Standard"><text:s text:c="2"/>page replacement needed</text:p>
      <text:p text:style-name="Standard"><text:s text:c="2"/>TLB invalidate of vpn 0x4</text:p>
      <text:p text:style-name="Standard"><text:s text:c="2"/>replace frame 0</text:p>
      <text:p text:style-name="Standard"><text:s text:c="2"/>physical address is <text:s text:c="14"/>0x0001</text:p>
      <text:p text:style-name="Standard"><text:s text:c="2"/>tlb update of vpn 0x0001 with pfn 0x00</text:p>
      <text:p text:style-name="Standard">access 10:</text:p>
      <text:p text:style-name="Standard"><text:s text:c="2"/>virtual address is <text:s text:c="13"/>0x000202</text:p>
      <text:p text:style-name="Standard"><text:s text:c="2"/>tlb miss</text:p>
      <text:p text:style-name="Standard"><text:s text:c="2"/>page fault</text:p>
      <text:p text:style-name="Standard"><text:s text:c="2"/>page replacement needed</text:p>
      <text:p text:style-name="Standard"><text:soft-page-break/><text:s text:c="2"/>TLB invalidate of vpn 0x5</text:p>
      <text:p text:style-name="Standard"><text:s text:c="2"/>replace frame 1</text:p>
      <text:p text:style-name="Standard"><text:s text:c="2"/>physical address is <text:s text:c="14"/>0x0102</text:p>
      <text:p text:style-name="Standard"><text:s text:c="2"/>tlb update of vpn 0x0002 with pfn 0x01</text:p>
      <text:p text:style-name="Standard">access 11:</text:p>
      <text:p text:style-name="Standard"><text:s text:c="2"/>virtual address is <text:s text:c="13"/>0x000303</text:p>
      <text:p text:style-name="Standard"><text:s text:c="2"/>tlb miss</text:p>
      <text:p text:style-name="Standard"><text:s text:c="2"/>page fault</text:p>
      <text:p text:style-name="Standard"><text:s text:c="2"/>page replacement needed</text:p>
      <text:p text:style-name="Standard"><text:s text:c="2"/>TLB invalidate of vpn 0x6</text:p>
      <text:p text:style-name="Standard"><text:s text:c="2"/>replace frame 2</text:p>
      <text:p text:style-name="Standard"><text:s text:c="2"/>physical address is <text:s text:c="14"/>0x0203</text:p>
      <text:p text:style-name="Standard"><text:s text:c="2"/>tlb update of vpn 0x0003 with pfn 0x02</text:p>
      <text:p text:style-name="Standard">access 12:</text:p>
      <text:p text:style-name="Standard"><text:s text:c="2"/>virtual address is <text:s text:c="13"/>0x000404</text:p>
      <text:p text:style-name="Standard"><text:s text:c="2"/>tlb miss</text:p>
      <text:p text:style-name="Standard"><text:s text:c="2"/>page fault</text:p>
      <text:p text:style-name="Standard"><text:s text:c="2"/>page replacement needed</text:p>
      <text:p text:style-name="Standard"><text:s text:c="2"/>TLB invalidate of vpn 0x0</text:p>
      <text:p text:style-name="Standard"><text:s text:c="2"/>replace frame 3</text:p>
      <text:p text:style-name="Standard"><text:s text:c="2"/>physical address is <text:s text:c="14"/>0x0304</text:p>
      <text:p text:style-name="Standard"><text:s text:c="2"/>tlb update of vpn 0x0004 with pfn 0x03</text:p>
      <text:p text:style-name="Standard">shift use vectors</text:p>
      <text:p text:style-name="Standard"/>
      <text:p text:style-name="Standard">statistics</text:p>
      <text:p text:style-name="Standard"><text:s text:c="2"/>accesses <text:s text:c="3"/>= 12</text:p>
      <text:p text:style-name="Standard"><text:s text:c="2"/>tlb misses <text:s/>= 12</text:p>
      <text:p text:style-name="Standard"><text:s text:c="2"/>page faults = 12</text:p>
      <text:p text:style-name="Standard"/>
      <text:p text:style-name="Standard">tlb</text:p>
      <text:p text:style-name="Standard"><text:s text:c="2"/>valid = 1, vpn = 0x0003, pfn = 0x02</text:p>
      <text:p text:style-name="Standard"><text:s text:c="2"/>valid = 1, vpn = 0x0004, pfn = 0x03</text:p>
      <text:p text:style-name="Standard"/>
      <text:p text:style-name="Standard">core map table</text:p>
      <text:p text:style-name="Standard"><text:s text:c="2"/>pfn = 0x00: valid = 1, use vector = 0x40, vpn = 0x0001</text:p>
      <text:p text:style-name="Standard"><text:s text:c="2"/>pfn = 0x01: valid = 1, use vector = 0x40, vpn = 0x0002</text:p>
      <text:p text:style-name="Standard"><text:s text:c="2"/>pfn = 0x02: valid = 1, use vector = 0x40, vpn = 0x0003</text:p>
      <text:p text:style-name="Standard"><text:s text:c="2"/>pfn = 0x03: valid = 1, use vector = 0x40, vpn = 0x0004</text:p>
      <text:p text:style-name="Standard"/>
      <text:p text:style-name="Standard">first ten entries of page table</text:p>
      <text:p text:style-name="Standard"><text:s text:c="2"/>vpn = 0x0000: presence = 0, pfn = 0x00</text:p>
      <text:p text:style-name="Standard"><text:s text:c="2"/>vpn = 0x0001: presence = 1, pfn = 0x00</text:p>
      <text:p text:style-name="Standard"><text:s text:c="2"/>vpn = 0x0002: presence = 1, pfn = 0x01</text:p>
      <text:p text:style-name="Standard"><text:s text:c="2"/>vpn = 0x0003: presence = 1, pfn = 0x02</text:p>
      <text:p text:style-name="Standard"><text:s text:c="2"/>vpn = 0x0004: presence = 1, pfn = 0x03</text:p>
      <text:p text:style-name="Standard"><text:s text:c="2"/>vpn = 0x0005: presence = 0, pfn = 0x00</text:p>
      <text:p text:style-name="Standard"><text:s text:c="2"/>vpn = 0x0006: presence = 0, pfn = 0x00</text:p>
      <text:p text:style-name="Standard"><text:s text:c="2"/>vpn = 0x0007: presence = 0, pfn = 0x00</text:p>
      <text:p text:style-name="Standard"><text:s text:c="2"/>vpn = 0x0008: presence = 0, pfn = 0x00</text:p>
      <text:p text:style-name="Standard"><text:soft-page-break/><text:s text:c="2"/>vpn = 0x0009: presence = 0, pfn = 0x00</text:p>
      <text:p text:style-name="Standard"/>
      <text:p text:style-name="Standard"/>
      <text:p text:style-name="Standard">Trace file 3: (The hex value 1000000 triggers a display midway</text:p>
      <text:p text:style-name="Standard"><text:s text:c="2"/>through the trace.)</text:p>
      <text:p text:style-name="Standard"/>
      <text:p text:style-name="Standard">000000</text:p>
      <text:p text:style-name="Standard">000101</text:p>
      <text:p text:style-name="Standard">000202</text:p>
      <text:p text:style-name="Standard">1000000</text:p>
      <text:p text:style-name="Standard">000000</text:p>
      <text:p text:style-name="Standard">000202</text:p>
      <text:p text:style-name="Standard"/>
      <text:p text:style-name="Standard"/>
      <text:p text:style-name="Standard">Output of ./a.out &lt; trace3</text:p>
      <text:p text:style-name="Standard"/>
      <text:p text:style-name="Standard">statistics</text:p>
      <text:p text:style-name="Standard"><text:s text:c="2"/>accesses <text:s text:c="3"/>= 3</text:p>
      <text:p text:style-name="Standard"><text:s text:c="2"/>tlb misses <text:s/>= 3</text:p>
      <text:p text:style-name="Standard"><text:s text:c="2"/>page faults = 3</text:p>
      <text:p text:style-name="Standard"/>
      <text:p text:style-name="Standard">tlb</text:p>
      <text:p text:style-name="Standard"><text:s text:c="2"/>valid = 1, vpn = 0x0002, pfn = 0x02</text:p>
      <text:p text:style-name="Standard"><text:s text:c="2"/>valid = 1, vpn = 0x0001, pfn = 0x01</text:p>
      <text:p text:style-name="Standard"/>
      <text:p text:style-name="Standard">core map table</text:p>
      <text:p text:style-name="Standard"><text:s text:c="2"/>pfn = 0x00: valid = 1, use vector = 0x80, vpn = 0x0000</text:p>
      <text:p text:style-name="Standard"><text:s text:c="2"/>pfn = 0x01: valid = 1, use vector = 0x80, vpn = 0x0001</text:p>
      <text:p text:style-name="Standard"><text:s text:c="2"/>pfn = 0x02: valid = 1, use vector = 0x80, vpn = 0x0002</text:p>
      <text:p text:style-name="Standard"><text:s text:c="2"/>pfn = 0x03: valid = 0, use vector = 0x00, vpn = 0x0000</text:p>
      <text:p text:style-name="Standard"/>
      <text:p text:style-name="Standard">first ten entries of page table</text:p>
      <text:p text:style-name="Standard"><text:s text:c="2"/>vpn = 0x0000: presence = 1, pfn = 0x00</text:p>
      <text:p text:style-name="Standard"><text:s text:c="2"/>vpn = 0x0001: presence = 1, pfn = 0x01</text:p>
      <text:p text:style-name="Standard"><text:s text:c="2"/>vpn = 0x0002: presence = 1, pfn = 0x02</text:p>
      <text:p text:style-name="Standard"><text:s text:c="2"/>vpn = 0x0003: presence = 0, pfn = 0x00</text:p>
      <text:p text:style-name="Standard"><text:s text:c="2"/>vpn = 0x0004: presence = 0, pfn = 0x00</text:p>
      <text:p text:style-name="Standard"><text:s text:c="2"/>vpn = 0x0005: presence = 0, pfn = 0x00</text:p>
      <text:p text:style-name="Standard"><text:s text:c="2"/>vpn = 0x0006: presence = 0, pfn = 0x00</text:p>
      <text:p text:style-name="Standard"><text:s text:c="2"/>vpn = 0x0007: presence = 0, pfn = 0x00</text:p>
      <text:p text:style-name="Standard"><text:s text:c="2"/>vpn = 0x0008: presence = 0, pfn = 0x00</text:p>
      <text:p text:style-name="Standard"><text:s text:c="2"/>vpn = 0x0009: presence = 0, pfn = 0x00</text:p>
      <text:p text:style-name="Standard"/>
      <text:p text:style-name="Standard">statistics</text:p>
      <text:p text:style-name="Standard"><text:s text:c="2"/>accesses <text:s text:c="3"/>= 5</text:p>
      <text:p text:style-name="Standard"><text:s text:c="2"/>tlb misses <text:s/>= 4</text:p>
      <text:p text:style-name="Standard"><text:s text:c="2"/>page faults = 3</text:p>
      <text:p text:style-name="Standard"/>
      <text:p text:style-name="Standard"/>
      <text:p text:style-name="Standard"><text:soft-page-break/>Output of ./a.out -v &lt; trace3</text:p>
      <text:p text:style-name="Standard"/>
      <text:p text:style-name="Standard">paging simulation</text:p>
      <text:p text:style-name="Standard"><text:s text:c="2"/>65536 virtual pages in the virtual address space</text:p>
      <text:p text:style-name="Standard"><text:s text:c="2"/>4 physical page frames</text:p>
      <text:p text:style-name="Standard"><text:s text:c="2"/>2 TLB entries</text:p>
      <text:p text:style-name="Standard"><text:s text:c="2"/>use vectors in core map are shifted every 4 accesses</text:p>
      <text:p text:style-name="Standard"/>
      <text:p text:style-name="Standard">access 1:</text:p>
      <text:p text:style-name="Standard"><text:s text:c="2"/>virtual address is <text:s text:c="13"/>0x000000</text:p>
      <text:p text:style-name="Standard"><text:s text:c="2"/>tlb miss</text:p>
      <text:p text:style-name="Standard"><text:s text:c="2"/>page fault</text:p>
      <text:p text:style-name="Standard"><text:s text:c="2"/>unused page frame allocated</text:p>
      <text:p text:style-name="Standard"><text:s text:c="2"/>physical address is <text:s text:c="14"/>0x0000</text:p>
      <text:p text:style-name="Standard"><text:s text:c="2"/>tlb update of vpn 0x0000 with pfn 0x00</text:p>
      <text:p text:style-name="Standard">access 2:</text:p>
      <text:p text:style-name="Standard"><text:s text:c="2"/>virtual address is <text:s text:c="13"/>0x000101</text:p>
      <text:p text:style-name="Standard"><text:s text:c="2"/>tlb miss</text:p>
      <text:p text:style-name="Standard"><text:s text:c="2"/>page fault</text:p>
      <text:p text:style-name="Standard"><text:s text:c="2"/>unused page frame allocated</text:p>
      <text:p text:style-name="Standard"><text:s text:c="2"/>physical address is <text:s text:c="14"/>0x0101</text:p>
      <text:p text:style-name="Standard"><text:s text:c="2"/>tlb update of vpn 0x0001 with pfn 0x01</text:p>
      <text:p text:style-name="Standard">access 3:</text:p>
      <text:p text:style-name="Standard"><text:s text:c="2"/>virtual address is <text:s text:c="13"/>0x000202</text:p>
      <text:p text:style-name="Standard"><text:s text:c="2"/>tlb miss</text:p>
      <text:p text:style-name="Standard"><text:s text:c="2"/>page fault</text:p>
      <text:p text:style-name="Standard"><text:s text:c="2"/>unused page frame allocated</text:p>
      <text:p text:style-name="Standard"><text:s text:c="2"/>physical address is <text:s text:c="14"/>0x0202</text:p>
      <text:p text:style-name="Standard"><text:s text:c="2"/>tlb update of vpn 0x0002 with pfn 0x02</text:p>
      <text:p text:style-name="Standard"/>
      <text:p text:style-name="Standard">statistics</text:p>
      <text:p text:style-name="Standard"><text:s text:c="2"/>accesses <text:s text:c="3"/>= 3</text:p>
      <text:p text:style-name="Standard"><text:s text:c="2"/>tlb misses <text:s/>= 3</text:p>
      <text:p text:style-name="Standard"><text:s text:c="2"/>page faults = 3</text:p>
      <text:p text:style-name="Standard"/>
      <text:p text:style-name="Standard">tlb</text:p>
      <text:p text:style-name="Standard"><text:s text:c="2"/>valid = 1, vpn = 0x0002, pfn = 0x02</text:p>
      <text:p text:style-name="Standard"><text:s text:c="2"/>valid = 1, vpn = 0x0001, pfn = 0x01</text:p>
      <text:p text:style-name="Standard"/>
      <text:p text:style-name="Standard">core map table</text:p>
      <text:p text:style-name="Standard"><text:s text:c="2"/>pfn = 0x00: valid = 1, use vector = 0x80, vpn = 0x0000</text:p>
      <text:p text:style-name="Standard"><text:s text:c="2"/>pfn = 0x01: valid = 1, use vector = 0x80, vpn = 0x0001</text:p>
      <text:p text:style-name="Standard"><text:s text:c="2"/>pfn = 0x02: valid = 1, use vector = 0x80, vpn = 0x0002</text:p>
      <text:p text:style-name="Standard"><text:s text:c="2"/>pfn = 0x03: valid = 0, use vector = 0x00, vpn = 0x0000</text:p>
      <text:p text:style-name="Standard"/>
      <text:p text:style-name="Standard">first ten entries of page table</text:p>
      <text:p text:style-name="Standard"><text:s text:c="2"/>vpn = 0x0000: presence = 1, pfn = 0x00</text:p>
      <text:p text:style-name="Standard"><text:s text:c="2"/>vpn = 0x0001: presence = 1, pfn = 0x01</text:p>
      <text:p text:style-name="Standard"><text:s text:c="2"/>vpn = 0x0002: presence = 1, pfn = 0x02</text:p>
      <text:p text:style-name="Standard"><text:soft-page-break/><text:s text:c="2"/>vpn = 0x0003: presence = 0, pfn = 0x00</text:p>
      <text:p text:style-name="Standard"><text:s text:c="2"/>vpn = 0x0004: presence = 0, pfn = 0x00</text:p>
      <text:p text:style-name="Standard"><text:s text:c="2"/>vpn = 0x0005: presence = 0, pfn = 0x00</text:p>
      <text:p text:style-name="Standard"><text:s text:c="2"/>vpn = 0x0006: presence = 0, pfn = 0x00</text:p>
      <text:p text:style-name="Standard"><text:s text:c="2"/>vpn = 0x0007: presence = 0, pfn = 0x00</text:p>
      <text:p text:style-name="Standard"><text:s text:c="2"/>vpn = 0x0008: presence = 0, pfn = 0x00</text:p>
      <text:p text:style-name="Standard"><text:s text:c="2"/>vpn = 0x0009: presence = 0, pfn = 0x00</text:p>
      <text:p text:style-name="Standard"/>
      <text:p text:style-name="Standard">access 4:</text:p>
      <text:p text:style-name="Standard"><text:s text:c="2"/>virtual address is <text:s text:c="13"/>0x000000</text:p>
      <text:p text:style-name="Standard"><text:s text:c="2"/>tlb miss</text:p>
      <text:p text:style-name="Standard"><text:s text:c="2"/>page hit, physical address is <text:s text:c="4"/>0x0000</text:p>
      <text:p text:style-name="Standard"><text:s text:c="2"/>tlb update of vpn 0x0000 with pfn 0x00</text:p>
      <text:p text:style-name="Standard">shift use vectors</text:p>
      <text:p text:style-name="Standard">access 5:</text:p>
      <text:p text:style-name="Standard"><text:s text:c="2"/>virtual address is <text:s text:c="13"/>0x000202</text:p>
      <text:p text:style-name="Standard"><text:s text:c="2"/>tlb hit, physical address is <text:s text:c="5"/>0x0202</text:p>
      <text:p text:style-name="Standard"/>
      <text:p text:style-name="Standard">statistics</text:p>
      <text:p text:style-name="Standard"><text:s text:c="2"/>accesses <text:s text:c="3"/>= 5</text:p>
      <text:p text:style-name="Standard"><text:s text:c="2"/>tlb misses <text:s/>= 4</text:p>
      <text:p text:style-name="Standard"><text:s text:c="2"/>page faults = 3</text:p>
      <text:p text:style-name="Standard"/>
      <text:p text:style-name="Standard">tlb</text:p>
      <text:p text:style-name="Standard"><text:s text:c="2"/>valid = 1, vpn = 0x0002, pfn = 0x02</text:p>
      <text:p text:style-name="Standard"><text:s text:c="2"/>valid = 1, vpn = 0x0000, pfn = 0x00</text:p>
      <text:p text:style-name="Standard"/>
      <text:p text:style-name="Standard">core map table</text:p>
      <text:p text:style-name="Standard"><text:s text:c="2"/>pfn = 0x00: valid = 1, use vector = 0x40, vpn = 0x0000</text:p>
      <text:p text:style-name="Standard"><text:s text:c="2"/>pfn = 0x01: valid = 1, use vector = 0x40, vpn = 0x0001</text:p>
      <text:p text:style-name="Standard"><text:s text:c="2"/>pfn = 0x02: valid = 1, use vector = 0xc0, vpn = 0x0002</text:p>
      <text:p text:style-name="Standard"><text:s text:c="2"/>pfn = 0x03: valid = 0, use vector = 0x00, vpn = 0x0000</text:p>
      <text:p text:style-name="Standard"/>
      <text:p text:style-name="Standard">first ten entries of page table</text:p>
      <text:p text:style-name="Standard"><text:s text:c="2"/>vpn = 0x0000: presence = 1, pfn = 0x00</text:p>
      <text:p text:style-name="Standard"><text:s text:c="2"/>vpn = 0x0001: presence = 1, pfn = 0x01</text:p>
      <text:p text:style-name="Standard"><text:s text:c="2"/>vpn = 0x0002: presence = 1, pfn = 0x02</text:p>
      <text:p text:style-name="Standard"><text:s text:c="2"/>vpn = 0x0003: presence = 0, pfn = 0x00</text:p>
      <text:p text:style-name="Standard"><text:s text:c="2"/>vpn = 0x0004: presence = 0, pfn = 0x00</text:p>
      <text:p text:style-name="Standard"><text:s text:c="2"/>vpn = 0x0005: presence = 0, pfn = 0x00</text:p>
      <text:p text:style-name="Standard"><text:s text:c="2"/>vpn = 0x0006: presence = 0, pfn = 0x00</text:p>
      <text:p text:style-name="Standard"><text:s text:c="2"/>vpn = 0x0007: presence = 0, pfn = 0x00</text:p>
      <text:p text:style-name="Standard"><text:s text:c="2"/>vpn = 0x0008: presence = 0, pfn = 0x00</text:p>
      <text:p text:style-name="Standard"><text:s text:c="2"/>vpn = 0x0009: presence = 0, pfn = 0x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9:03:22.883303650</meta:creation-date>
    <dc:date>2019-06-14T23:40:14.638158133</dc:date>
    <meta:editing-duration>PT4H26M41S</meta:editing-duration>
    <meta:editing-cycles>1</meta:editing-cycles>
    <meta:document-statistic meta:table-count="0" meta:image-count="0" meta:object-count="0" meta:page-count="14" meta:paragraph-count="571" meta:word-count="3397" meta:character-count="19296" meta:non-whitespace-character-count="14647"/>
    <meta:generator>LibreOffice/6.0.7.3$Linux_X86_64 LibreOffice_project/00m0$Build-3</meta:generator>
  </office:meta>
</office:document-meta>
</file>